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9.89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2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99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7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47">
      <style:table-cell-properties fo:background-color="#ffd7d7"/>
    </style:style>
    <style:style style:name="ce171" style:family="table-cell" style:parent-style-name="Default" style:data-style-name="N147">
      <style:table-cell-properties fo:background-color="#ffff00"/>
    </style:style>
    <style:style style:name="ce172" style:family="table-cell" style:parent-style-name="Default" style:data-style-name="N147">
      <style:table-cell-properties fo:background-color="#f7d1d5"/>
    </style:style>
    <style:style style:name="ce180" style:family="table-cell" style:parent-style-name="Default" style:data-style-name="N147"/>
    <style:style style:name="ce174" style:family="table-cell" style:parent-style-name="Default" style:data-style-name="N3"/>
    <style:style style:name="ce175" style:family="table-cell" style:parent-style-name="Default" style:data-style-name="N147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47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108" style:family="table-cell" style:parent-style-name="Default" style:data-style-name="N147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47">
      <style:table-cell-properties fo:background-color="#ffd8ce"/>
      <style:text-properties style:use-window-font-color="true"/>
    </style:style>
    <style:style style:name="ce110" style:family="table-cell" style:parent-style-name="Default" style:data-style-name="N147">
      <style:table-cell-properties fo:background-color="#ffd8ce"/>
    </style:style>
    <style:style style:name="ce111" style:family="table-cell" style:parent-style-name="Default" style:data-style-name="N147">
      <style:table-cell-properties fo:background-color="#bbe33d"/>
    </style:style>
    <style:style style:name="ce112" style:family="table-cell" style:parent-style-name="Default">
      <style:table-cell-properties fo:background-color="#bbe33d" style:rotation-align="none"/>
    </style:style>
    <style:style style:name="ce34" style:family="table-cell" style:parent-style-name="Default" style:data-style-name="N147">
      <style:table-cell-properties fo:background-color="#f6f9d4" style:rotation-align="none"/>
    </style:style>
    <style:style style:name="ce9" style:family="table-cell" style:parent-style-name="Default" style:data-style-name="N147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19"/>
        </table:table-row>
        <table:table-row table:style-name="ro1" table:number-rows-repeated="16">
          <table:table-cell/>
          <table:table-cell table:style-name="ce3"/>
          <table:table-cell table:number-columns-repeated="1021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0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0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24:.C27])" office:value-type="float" office:value="752.11" calcext:value-type="float">
            <text:p>752,1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19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19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0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46:.C49])" office:value-type="float" office:value="-578.52" calcext:value-type="float">
            <text:p>-578,52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81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79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80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86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92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93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63:.C67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8"/>
        </table:table-row>
        <table:table-row table:style-name="ro3">
          <table:table-cell/>
          <table:table-cell table:style-name="ce72"/>
          <table:table-cell table:style-name="ce95"/>
          <table:table-cell table:style-name="ce4"/>
          <table:table-cell table:number-columns-repeated="1019"/>
        </table:table-row>
        <table:table-row table:style-name="ro3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8"/>
        </table:table-row>
        <table:table-row table:style-name="ro3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8"/>
        </table:table-row>
        <table:table-row table:style-name="ro3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8"/>
        </table:table-row>
        <table:table-row table:style-name="ro3" table:number-rows-repeated="2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7"/>
        </table:table-row>
        <table:table-row table:style-name="ro2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7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2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8"/>
        </table:table-row>
        <table:table-row table:style-name="ro2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3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87]+[.C88]" office:value-type="float" office:value="3465.81" calcext:value-type="float">
            <text:p>3465,81</text:p>
          </table:table-cell>
          <table:table-cell table:style-name="ce39"/>
          <table:table-cell table:number-columns-repeated="1017"/>
        </table:table-row>
        <table:table-row table:style-name="ro2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8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8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8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96]+[.C98]+[.C99]" office:value-type="float" office:value="3467.56" calcext:value-type="float">
            <text:p>3467,56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8"/>
        </table:table-row>
        <table:table-row table:style-name="ro2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8"/>
        </table:table-row>
        <table:table-row table:style-name="ro2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7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01]+[.C102]" office:value-type="float" office:value="3033.47" calcext:value-type="float">
            <text:p>3033,47</text:p>
          </table:table-cell>
          <table:table-cell table:number-columns-repeated="1018"/>
        </table:table-row>
        <table:table-row table:style-name="ro2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06]-[.C105]" office:value-type="float" office:value="170640.8" calcext:value-type="float">
            <text:p>170.640,8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08]-[.C106]" office:value-type="float" office:value="174093.97" calcext:value-type="float">
            <text:p>174.093,9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09]-[.C108]" office:value-type="float" office:value="177545.57" calcext:value-type="float">
            <text:p>177.545,57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11]-[.C109]" office:value-type="float" office:value="178825.96" calcext:value-type="float">
            <text:p>178.825,96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2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12]-[.C111]" office:value-type="float" office:value="181006.07" calcext:value-type="float">
            <text:p>181.006,0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13]-[.C112]" office:value-type="float" office:value="184460.57" calcext:value-type="float">
            <text:p>184.460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14]-[.C113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15]-[.C114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16]-[.C115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17]-[.C116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18]-[.C117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19]-[.C118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20]-[.C119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21]-[.C120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22]-[.C121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23]-[.C122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24]-[.C123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25]-[.C124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26]-[.C125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27]-[.C126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128]-[.C127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129]-[.C128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130]-[.C129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131]-[.C130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132]-[.C131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133]-[.C132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134]-[.C133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135]-[.C134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136]-[.C135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137]-[.C136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formula="of:=[.D138]-[.C137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139]-[.C138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140]-[.C139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141]-[.C140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142]-[.C141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143]-[.C142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144]-[.C143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145]-[.C144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146]-[.C145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147]-[.C146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148]-[.C147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149]-[.C148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150]-[.C149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formula="of:=[.D151]-[.C150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152]-[.C151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153]-[.C152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154]-[.C153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155]-[.C154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156]-[.C155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157]-[.C156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158]-[.C157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159]-[.C158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160]-[.C159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161]-[.C160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162]-[.C161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163]-[.C162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4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2" style:volatile="true">
      <number:text> </number:text>
      <number:fill-character> </number:fill-character>
      <number:text>- TL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number number:decimal-places="2" number:min-decimal-places="2" number:min-integer-digits="1" number:grouping="true"/>
      <number:text> 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5P0"/>
    </number:number-style>
    <number:number-style style:name="N154P0" style:volatile="true">
      <number:number number:decimal-places="2" number:min-decimal-places="2" number:min-integer-digits="1" number:grouping="true"/>
      <number:text>     </number:text>
    </number:number-style>
    <number:number-style style:name="N15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4P0"/>
    </number:number-style>
    <number:number-style style:name="N153P0" style:volatile="true">
      <number:number number:decimal-places="0" number:min-decimal-places="0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3P0"/>
    </number:number-style>
    <number:number-style style:name="N152P0" style:volatile="true">
      <number:number number:decimal-places="0" number:min-decimal-places="0" number:min-integer-digits="1" number:grouping="true"/>
      <number:text>     </number:text>
    </number:number-style>
    <number:number-style style:name="N15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TL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TL</number:text>
    </number:number-style>
    <number:number-style style:name="N15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TL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TL</number:text>
    </number:number-style>
    <number:number-style style:name="N14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8P0"/>
    </number:number-style>
    <number:number-style style:name="N147">
      <number:number number:decimal-places="2" number:min-decimal-places="0" number:min-integer-digits="1" number:decimal-replacement="" number:grouping="true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18">
      <number:month number:textual="true"/>
      <number:text>.</number:text>
      <number:year/>
    </number:date-style>
    <number:date-style style:name="N117">
      <number:day number:style="long"/>
      <number:text>.</number:text>
      <number:month number:textual="true"/>
      <number:text>.</number:text>
      <number:year/>
    </number:date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2-12-04T18:00:52.997266526</dc:date>
    <meta:editing-cycles>20</meta:editing-cycles>
    <meta:editing-duration>PT15H43M46S</meta:editing-duration>
    <meta:generator>LibreOffice/7.3.7.2$Linux_X86_64 LibreOffice_project/30$Build-2</meta:generator>
    <meta:document-statistic meta:table-count="2" meta:cell-count="4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